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b03" officeooo:paragraph-rsid="000e8b03"/>
    </style:style>
    <style:style style:name="P2" style:family="paragraph" style:parent-style-name="Standard">
      <style:text-properties fo:font-weight="bold" officeooo:rsid="000e8b03" officeooo:paragraph-rsid="000e8b03" style:font-weight-asian="bold" style:font-weight-complex="bold"/>
    </style:style>
    <style:style style:name="P3" style:family="paragraph" style:parent-style-name="Standard">
      <style:text-properties fo:font-weight="bold" officeooo:rsid="000e8b03" officeooo:paragraph-rsid="00105e54" style:font-weight-asian="bold" style:font-weight-complex="bold"/>
    </style:style>
    <style:style style:name="P4" style:family="paragraph" style:parent-style-name="Standard">
      <style:text-properties fo:font-weight="bold" officeooo:rsid="00105e54" officeooo:paragraph-rsid="00105e54" style:font-weight-asian="bold" style:font-weight-complex="bold"/>
    </style:style>
    <style:style style:name="P5" style:family="paragraph" style:parent-style-name="Standard">
      <style:text-properties fo:font-weight="normal" officeooo:rsid="000e8b03" officeooo:paragraph-rsid="000e8b03" style:font-weight-asian="normal" style:font-weight-complex="normal"/>
    </style:style>
    <style:style style:name="P6" style:family="paragraph" style:parent-style-name="Standard">
      <style:text-properties fo:font-size="10pt" fo:font-weight="bold" officeooo:rsid="000e8b03" officeooo:paragraph-rsid="000e8b03" style:font-size-asian="10pt" style:font-weight-asian="bold" style:font-size-complex="10pt" style:font-weight-complex="bold"/>
    </style:style>
    <style:style style:name="T1" style:family="text">
      <style:text-properties officeooo:rsid="000e8b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5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ex</text:p>
      <text:p text:style-name="P1"/>
      <text:p text:style-name="P1"/>
      <text:p text:style-name="P1">1.boolean <text:span text:style-name="T2">emailValidation</text:span>(String email) - </text:p>
      <text:p text:style-name="P1">{</text:p>
      <text:p text:style-name="P1">....</text:p>
      <text:p text:style-name="P1">....</text:p>
      <text:p text:style-name="P1">}</text:p>
      <text:p text:style-name="P1">1) Email id should not start with '.' and '@' - <text:span text:style-name="T2">true</text:span></text:p>
      <text:p text:style-name="P1">2) Email id should end with either 'm' or 'n' - <text:span text:style-name="T2">true</text:span></text:p>
      <text:p text:style-name="P1">3) Email id should have '@' only once - <text:span text:style-name="T2">true</text:span></text:p>
      <text:p text:style-name="P1">4) Should have '.' after '@' but not immediately - <text:span text:style-name="T2">true</text:span></text:p>
      <text:p text:style-name="P1">5) '_' should come before '@' symbol - <text:span text:style-name="T2">true</text:span></text:p>
      <text:p text:style-name="P1">6) Length should be minimum 10 maximum 30 - <text:span text:style-name="T2">can do in js prdefined method like length</text:span></text:p>
      <text:p text:style-name="P1"/>
      <text:p text:style-name="P1">o/p</text:p>
      <text:p text:style-name="P1"/>
      <text:p text:style-name="P2">^([^.@][a-zA-Z0-9_\-]+[@][a-z]+[\.][a-z]{1,2}[m,n])$</text:p>
      <text:p text:style-name="P2"/>
      <text:p text:style-name="P4">Explanantion -</text:p>
      <text:p text:style-name="P4"/>
      <text:p text:style-name="P3">[^.@<text:span text:style-name="T3">] - Negatiation</text:span></text:p>
      <text:p text:style-name="P3">[a-zA-Z0-9_\-] - <text:span text:style-name="T3">mentioned values</text:span></text:p>
      <text:p text:style-name="P4">+ - one or multiple times</text:p>
      <text:p text:style-name="P3">{1,2} – <text:span text:style-name="T3">size should be 1 to 2</text:span></text:p>
      <text:p text:style-name="P4">[<text:span text:style-name="T1">m,n] – </text:span>either m or n</text:p>
      <text:p text:style-name="P4"/>
      <text:p text:style-name="P4">-------------------------------------------------------------------</text:p>
      <text:p text:style-name="P2"/>
      <text:p text:style-name="P5">2. Write a function <text:span text:style-name="T2">validateIPaddress</text:span> that accepts an ipAddress (string) as an input and - </text:p>
      <text:p text:style-name="P5">does the following validations</text:p>
      <text:p text:style-name="P5">(a) Length should be minimum 7 and maximum 15 - <text:span text:style-name="T2">can do in js prdefined method like length</text:span></text:p>
      <text:p text:style-name="P5">(b) Should not start and end with dot - <text:span text:style-name="T2">true</text:span></text:p>
      <text:p text:style-name="P5">(c) Should have exactly 3 dots - <text:span text:style-name="T2">true</text:span></text:p>
      <text:p text:style-name="P5">(d) Dots should not be in consecutive positions. - <text:span text:style-name="T2">true</text:span></text:p>
      <text:p text:style-name="P5">(e) Should not permit alphabets and special characters – <text:span text:style-name="T2">true</text:span></text:p>
      <text:p text:style-name="P5"/>
      <text:p text:style-name="P5"/>
      <text:p text:style-name="P5">O/p</text:p>
      <text:p text:style-name="P5"/>
      <text:p text:style-name="P6">^(([0-9]|[1-9][0-9]|1[0-9]{2}|2[0-4][0-9]|25[0-5])\.){3}([0-9]|[1-9][0-9]|1[0-9]{2}|2[0-4][0-9]|25[0-5])$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7:37:35.161127508</meta:creation-date>
    <dc:date>2021-09-05T17:49:16.773589280</dc:date>
    <meta:editing-duration>PT1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86" meta:character-count="1166" meta:non-whitespace-character-count="1005"/>
  </office:meta>
</office:document-meta>
</file>